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482cm" style:rel-column-width="2541*"/>
    </style:style>
    <style:style style:name="Tabelle1.B" style:family="table-column">
      <style:table-column-properties style:column-width="12.518cm" style:rel-column-width="709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482cm" style:rel-column-width="2541*"/>
    </style:style>
    <style:style style:name="Tabelle2.B" style:family="table-column">
      <style:table-column-properties style:column-width="12.518cm" style:rel-column-width="709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482cm" style:rel-column-width="2541*"/>
    </style:style>
    <style:style style:name="Tabelle3.B" style:family="table-column">
      <style:table-column-properties style:column-width="12.518cm" style:rel-column-width="709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482cm" style:rel-column-width="2541*"/>
    </style:style>
    <style:style style:name="Tabelle4.B" style:family="table-column">
      <style:table-column-properties style:column-width="12.518cm" style:rel-column-width="709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457cm" style:rel-column-width="3094*"/>
    </style:style>
    <style:style style:name="Tabelle5.B" style:family="table-column">
      <style:table-column-properties style:column-width="11.543cm" style:rel-column-width="6544*"/>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71cf4" officeooo:paragraph-rsid="00171cf4" style:font-size-asian="10.5pt"/>
    </style:style>
    <style:style style:name="P2" style:family="paragraph" style:parent-style-name="Standard">
      <style:text-properties fo:language="en" fo:country="US" officeooo:rsid="00180ff4" officeooo:paragraph-rsid="00180ff4" style:font-size-asian="10.5pt"/>
    </style:style>
    <style:style style:name="P3" style:family="paragraph" style:parent-style-name="Standard">
      <style:text-properties fo:language="en" fo:country="US" officeooo:rsid="001c0897" officeooo:paragraph-rsid="001c0897" style:font-size-asian="10.5pt"/>
    </style:style>
    <style:style style:name="P4" style:family="paragraph" style:parent-style-name="Standard">
      <style:paragraph-properties fo:padding="0.049cm" fo:border="0.06pt solid #000000" style:shadow="none"/>
      <style:text-properties fo:language="en" fo:country="US" officeooo:rsid="00180ff4" officeooo:paragraph-rsid="00180ff4" style:font-size-asian="10.5pt"/>
    </style:style>
    <style:style style:name="P5" style:family="paragraph" style:parent-style-name="Standard">
      <style:paragraph-properties fo:padding="0.049cm" fo:border="0.06pt solid #000000" style:shadow="none"/>
      <style:text-properties fo:language="en" fo:country="US" style:text-underline-style="solid" style:text-underline-width="auto" style:text-underline-color="font-color" officeooo:rsid="00180ff4" officeooo:paragraph-rsid="00180ff4" style:font-size-asian="10.5pt"/>
    </style:style>
    <style:style style:name="P6"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7" style:family="paragraph" style:parent-style-name="Standard" style:list-style-name="L1">
      <style:text-properties fo:language="en" fo:country="US" officeooo:rsid="00171cf4" officeooo:paragraph-rsid="00171cf4" style:font-size-asian="10.5pt"/>
    </style:style>
    <style:style style:name="P8" style:family="paragraph" style:parent-style-name="Standard" style:list-style-name="L2">
      <style:text-properties fo:language="en" fo:country="US" officeooo:rsid="00180ff4" officeooo:paragraph-rsid="00180ff4" style:font-size-asian="10.5pt"/>
    </style:style>
    <style:style style:name="P9" style:family="paragraph" style:parent-style-name="Standard" style:list-style-name="L3">
      <style:text-properties fo:language="en" fo:country="US" officeooo:rsid="00180ff4" officeooo:paragraph-rsid="00180ff4" style:font-size-asian="10.5pt"/>
    </style:style>
    <style:style style:name="P10" style:family="paragraph" style:parent-style-name="Standard" style:list-style-name="L4">
      <style:text-properties fo:language="en" fo:country="US" officeooo:rsid="00180ff4" officeooo:paragraph-rsid="00180ff4" style:font-size-asian="10.5pt"/>
    </style:style>
    <style:style style:name="P11" style:family="paragraph" style:parent-style-name="Standard" style:list-style-name="L4">
      <style:text-properties fo:language="en" fo:country="US" officeooo:rsid="00180ff4" officeooo:paragraph-rsid="001aae89" style:font-size-asian="10.5pt"/>
    </style:style>
    <style:style style:name="P12" style:family="paragraph" style:parent-style-name="Standard" style:list-style-name="L4">
      <style:text-properties fo:language="en" fo:country="US" officeooo:rsid="001aae89" officeooo:paragraph-rsid="001aae89" style:font-size-asian="10.5pt"/>
    </style:style>
    <style:style style:name="P13" style:family="paragraph" style:parent-style-name="Standard" style:list-style-name="L2">
      <style:text-properties officeooo:paragraph-rsid="002afeae"/>
    </style:style>
    <style:style style:name="P14" style:family="paragraph" style:parent-style-name="Standard" style:list-style-name="L2">
      <style:text-properties officeooo:paragraph-rsid="002ba425"/>
    </style:style>
    <style:style style:name="P15" style:family="paragraph" style:parent-style-name="Standard">
      <style:text-properties officeooo:paragraph-rsid="0023a504"/>
    </style:style>
    <style:style style:name="P16" style:family="paragraph" style:parent-style-name="Standard">
      <style:text-properties officeooo:paragraph-rsid="00275e09"/>
    </style:style>
    <style:style style:name="P17" style:family="paragraph" style:parent-style-name="Standard" style:list-style-name="L1">
      <style:paragraph-properties fo:margin-left="2.501cm" fo:margin-right="0cm" fo:text-indent="-0.635cm" style:auto-text-indent="false"/>
      <style:text-properties fo:language="en" fo:country="US" officeooo:rsid="00171cf4" officeooo:paragraph-rsid="00171cf4" style:font-size-asian="10.5pt"/>
    </style:style>
    <style:style style:name="P18" style:family="paragraph" style:parent-style-name="Standard" style:list-style-name="L1">
      <style:paragraph-properties fo:margin-left="2.501cm" fo:margin-right="0cm" fo:text-indent="-0.635cm" style:auto-text-indent="false"/>
      <style:text-properties fo:language="en" fo:country="US" officeooo:rsid="00171cf4" officeooo:paragraph-rsid="00180ff4" style:font-size-asian="10.5pt"/>
    </style:style>
    <style:style style:name="P19" style:family="paragraph" style:parent-style-name="Standard" style:list-style-name="L4">
      <style:paragraph-properties fo:margin-left="2.501cm" fo:margin-right="0cm" fo:text-indent="-0.635cm" style:auto-text-indent="false"/>
      <style:text-properties fo:language="en" fo:country="US" officeooo:rsid="00180ff4" officeooo:paragraph-rsid="00209c54" style:font-size-asian="10.5pt"/>
    </style:style>
    <style:style style:name="P20" style:family="paragraph" style:parent-style-name="Standard" style:list-style-name="L4">
      <style:paragraph-properties fo:margin-left="2.501cm" fo:margin-right="0cm" fo:text-indent="-0.635cm" style:auto-text-indent="false"/>
      <style:text-properties fo:language="en" fo:country="US" officeooo:rsid="00180ff4" officeooo:paragraph-rsid="00180ff4" style:font-size-asian="10.5pt"/>
    </style:style>
    <style:style style:name="P21" style:family="paragraph" style:parent-style-name="Standard" style:list-style-name="L1">
      <style:paragraph-properties fo:margin-left="3.752cm" fo:margin-right="0cm" fo:text-indent="-0.635cm" style:auto-text-indent="false"/>
      <style:text-properties fo:language="en" fo:country="US" officeooo:rsid="00171cf4" officeooo:paragraph-rsid="00171cf4" style:font-size-asian="10.5pt"/>
    </style:style>
    <style:style style:name="P22" style:family="paragraph" style:parent-style-name="Standard" style:list-style-name="L1">
      <style:paragraph-properties fo:margin-left="5.002cm" fo:margin-right="0cm" fo:text-indent="-0.635cm" style:auto-text-indent="false"/>
      <style:text-properties fo:language="en" fo:country="US" officeooo:rsid="00180ff4" officeooo:paragraph-rsid="00180ff4" style:font-size-asian="10.5pt"/>
    </style:style>
    <style:style style:name="P23" style:family="paragraph" style:parent-style-name="Standard" style:list-style-name="L4">
      <style:paragraph-properties fo:margin-left="1.251cm" fo:margin-right="0cm" fo:text-indent="-0.635cm" style:auto-text-indent="false"/>
      <style:text-properties fo:language="en" fo:country="US" officeooo:rsid="00180ff4" officeooo:paragraph-rsid="00180ff4" style:font-size-asian="10.5pt"/>
    </style:style>
    <style:style style:name="P24"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25" style:family="paragraph" style:list-style-name="L2">
      <style:text-properties fo:language="en" fo:country="US"/>
    </style:style>
    <style:style style:name="P26" style:family="paragraph" style:list-style-name="L2"/>
    <style:style style:name="P27" style:family="paragraph" style:parent-style-name="Heading_20_3">
      <style:paragraph-properties fo:break-before="page"/>
    </style:style>
    <style:style style:name="P28" style:family="paragraph" style:parent-style-name="Text_20_body">
      <style:text-properties officeooo:rsid="00275e09" officeooo:paragraph-rsid="0027b3d4"/>
    </style:style>
    <style:style style:name="P29" style:family="paragraph" style:parent-style-name="Text_20_body">
      <style:paragraph-properties fo:margin-top="0cm" fo:margin-bottom="0cm" style:contextual-spacing="false"/>
      <style:text-properties officeooo:rsid="00275e09" officeooo:paragraph-rsid="0027b3d4"/>
    </style:style>
    <style:style style:name="P30" style:family="paragraph" style:parent-style-name="Text_20_body">
      <style:paragraph-properties fo:margin-top="0cm" fo:margin-bottom="0.21cm" style:contextual-spacing="false"/>
      <style:text-properties officeooo:rsid="00275e09" officeooo:paragraph-rsid="0027b3d4"/>
    </style:style>
    <style:style style:name="P31" style:family="paragraph" style:parent-style-name="Table_20_Contents">
      <style:text-properties officeooo:rsid="00235ce0" officeooo:paragraph-rsid="00235ce0"/>
    </style:style>
    <style:style style:name="P32" style:family="paragraph" style:parent-style-name="Table_20_Contents">
      <style:text-properties officeooo:rsid="00235ce0" officeooo:paragraph-rsid="0023a504"/>
    </style:style>
    <style:style style:name="P33" style:family="paragraph" style:parent-style-name="Table_20_Contents">
      <style:text-properties officeooo:rsid="00235ce0" officeooo:paragraph-rsid="0024e8a2"/>
    </style:style>
    <style:style style:name="P34" style:family="paragraph" style:parent-style-name="Table_20_Contents">
      <style:text-properties officeooo:rsid="00235ce0" officeooo:paragraph-rsid="00275e09"/>
    </style:style>
    <style:style style:name="P35" style:family="paragraph" style:parent-style-name="Table_20_Contents">
      <style:text-properties officeooo:rsid="00266508" officeooo:paragraph-rsid="00266508"/>
    </style:style>
    <style:style style:name="P36" style:family="paragraph" style:parent-style-name="Table_20_Contents">
      <style:text-properties officeooo:rsid="00266508" officeooo:paragraph-rsid="00275e09"/>
    </style:style>
    <style:style style:name="P37" style:family="paragraph" style:parent-style-name="Table_20_Contents">
      <style:text-properties officeooo:paragraph-rsid="00266508"/>
    </style:style>
    <style:style style:name="P38" style:family="paragraph" style:parent-style-name="Table_20_Contents">
      <style:text-properties officeooo:rsid="00273dca" officeooo:paragraph-rsid="00273dca"/>
    </style:style>
    <style:style style:name="P39" style:family="paragraph" style:parent-style-name="Table_20_Contents">
      <style:text-properties officeooo:rsid="00273dca" officeooo:paragraph-rsid="00275e09"/>
    </style:style>
    <style:style style:name="P40" style:family="paragraph" style:parent-style-name="Table_20_Contents">
      <style:text-properties officeooo:paragraph-rsid="00273dca"/>
    </style:style>
    <style:style style:name="P41" style:family="paragraph" style:parent-style-name="Table_20_Contents">
      <style:text-properties officeooo:paragraph-rsid="00275e09"/>
    </style:style>
    <style:style style:name="P42" style:family="paragraph" style:parent-style-name="Table_20_Contents">
      <style:text-properties officeooo:rsid="00275e09" officeooo:paragraph-rsid="00275e09"/>
    </style:style>
    <style:style style:name="P43" style:family="paragraph" style:parent-style-name="Table_20_Contents">
      <style:text-properties officeooo:rsid="0027643d" officeooo:paragraph-rsid="0027643d"/>
    </style:style>
    <style:style style:name="P44" style:family="paragraph" style:parent-style-name="Table_20_Contents">
      <style:text-properties officeooo:paragraph-rsid="0027643d"/>
    </style:style>
    <style:style style:name="P45" style:family="paragraph" style:parent-style-name="Table_20_Contents">
      <style:text-properties officeooo:rsid="0027da4d" officeooo:paragraph-rsid="0027da4d"/>
    </style:style>
    <style:style style:name="P46" style:family="paragraph" style:parent-style-name="Table_20_Contents">
      <style:text-properties officeooo:paragraph-rsid="0027da4d"/>
    </style:style>
    <style:style style:name="T1" style:family="text">
      <style:text-properties fo:language="en" fo:country="US" officeooo:rsid="00180ff4" style:font-size-asian="10.5pt"/>
    </style:style>
    <style:style style:name="T2" style:family="text">
      <style:text-properties fo:language="en" fo:country="US" officeooo:rsid="002afeae" style:font-size-asian="10.5pt"/>
    </style:style>
    <style:style style:name="T3" style:family="text">
      <style:text-properties fo:language="en" fo:country="US" officeooo:rsid="002ba425" style:font-size-asian="10.5pt"/>
    </style:style>
    <style:style style:name="T4" style:family="text">
      <style:text-properties officeooo:rsid="00180ff4"/>
    </style:style>
    <style:style style:name="T5" style:family="text">
      <style:text-properties style:text-position="super 58%"/>
    </style:style>
    <style:style style:name="T6" style:family="text">
      <style:text-properties officeooo:rsid="00209c54"/>
    </style:style>
    <style:style style:name="T7" style:family="text">
      <style:text-properties officeooo:rsid="0023a504"/>
    </style:style>
    <style:style style:name="T8" style:family="text">
      <style:text-properties officeooo:rsid="00266508"/>
    </style:style>
    <style:style style:name="T9" style:family="text">
      <style:text-properties officeooo:rsid="00273dca"/>
    </style:style>
    <style:style style:name="T10" style:family="text">
      <style:text-properties officeooo:rsid="00275e09"/>
    </style:style>
    <style:style style:name="T11" style:family="text">
      <style:text-properties officeooo:rsid="0027643d"/>
    </style:style>
    <style:style style:name="T12" style:family="text">
      <style:text-properties officeooo:rsid="0027b3d4"/>
    </style:style>
    <style:style style:name="T13" style:family="text">
      <style:text-properties officeooo:rsid="0027da4d"/>
    </style:style>
    <style:style style:name="T14" style:family="text">
      <style:text-properties officeooo:rsid="0029326e"/>
    </style:style>
    <style:style style:name="T15" style:family="text">
      <style:text-properties officeooo:rsid="002afe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new Root Structure:</text:h>
      <text:p text:style-name="P1"/>
      <text:list xml:id="list5721452621261727948" text:style-name="L1">
        <text:list-item>
          <text:p text:style-name="P7">Root (offline: validity approx. 30 Years)</text:p>
        </text:list-item>
        <text:list-item>
          <text:p text:style-name="P17">Unassured (offline: validity approx. 30 Years)</text:p>
        </text:list-item>
        <text:list-item>
          <text:p text:style-name="P21">Unassured2015Q1 (online: validity 1.1.2015 – 5.4.2017)</text:p>
        </text:list-item>
        <text:list-item>
          <text:p text:style-name="P22">Member cert 1</text:p>
        </text:list-item>
        <text:list-item>
          <text:p text:style-name="P22">….</text:p>
        </text:list-item>
        <text:list-item>
          <text:p text:style-name="P21">Unassured2015Q2 (online: validity 1.4.2015 – 5.7.2017)</text:p>
        </text:list-item>
        <text:list-item>
          <text:p text:style-name="P21">….</text:p>
        </text:list-item>
        <text:list-item>
          <text:p text:style-name="P17">Assured <text:s/>(offline: validity approx. 30 Years)</text:p>
        </text:list-item>
        <text:list-item>
          <text:p text:style-name="P21">...</text:p>
        </text:list-item>
        <text:list-item>
          <text:p text:style-name="P18">Codesigning <text:s/>(offline: validity approx. 30 Years)</text:p>
        </text:list-item>
        <text:list-item>
          <text:p text:style-name="P18">Organisation <text:s/>(offline: validity approx. 30 Years)</text:p>
        </text:list-item>
        <text:list-item>
          <text:p text:style-name="P18">Organisation Codesigning <text:s/>(offline: validity approx. 30 Years)</text:p>
        </text:list-item>
        <text:list-item>
          <text:p text:style-name="P18"><text:s/>… <text:span text:style-name="T4">(maybe others, that I missed?)</text:span></text:p>
        </text:list-item>
      </text:list>
      <text:p text:style-name="P1"/>
      <text:p text:style-name="P2">Additional Info:</text:p>
      <text:p text:style-name="P2"><text:tab/>CRLs are available for each Issuing certificate by a code name, e.g.:</text:p>
      <text:list xml:id="list6250808199358859172" text:style-name="L2">
        <text:list-item>
          <text:p>http://g2.crl.cacert.org/g2/root.crl</text:p>
        </text:list-item>
        <text:list-item>
          <text:p>http://g2.crl.cacert.org/g2/unassured.crl</text:p>
        </text:list-item>
        <text:list-item>
          <text:p>http://g2.crl.cacert.org/g2/2015/unassured-2015-1.crl</text:p>
        </text:list-item>
        <text:list-item>
          <text:p>http://g2.crl.cacert.org/g2/2015/unassured-2015-2.crl</text:p>
        </text:list-item>
        <text:list-item>
          <text:p>http://g2.crl.cacert.org/g2/assured.crl</text:p>
        </text:list-item>
        <text:list-item>
          <text:p>….</text:p>
          <text:p text:style-name="P8"/>
          <text:p text:style-name="P8">All CAs contain a “CAIssuers”-Info containing a location where the Issuing certificate can be downloaded. The locations are similar to the ones for the CRLs:</text:p>
        </text:list-item>
        <text:list-item>
          <text:p text:style-name="P13"><text:span text:style-name="T1">http://</text:span><text:span text:style-name="T2">g2.</text:span><text:span text:style-name="T1">crt.cacert.org/</text:span><text:span text:style-name="T2">g2/</text:span><text:span text:style-name="T1">root.crt</text:span></text:p>
        </text:list-item>
        <text:list-item>
          <text:p text:style-name="P13"><text:span text:style-name="T1">http://</text:span><text:span text:style-name="T2">g2.</text:span><text:span text:style-name="T1">crt.cacert.org/</text:span><text:span text:style-name="T2">g2/</text:span><text:span text:style-name="T1">unassured.crt</text:span></text:p>
        </text:list-item>
        <text:list-item>
          <text:p text:style-name="P14"><text:span text:style-name="T1">http://</text:span><text:span text:style-name="T2">g2.</text:span><text:span text:style-name="T1">crt.cacert.org/</text:span><text:span text:style-name="T2">g2/2015/</text:span><text:span text:style-name="T1">unassured-2015-1.crt</text:span></text:p>
        </text:list-item>
        <text:list-item>
          <text:p text:style-name="P8">…</text:p>
          <text:p text:style-name="P8"/>
        </text:list-item>
      </text:list>
      <text:p text:style-name="P2">The 3<text:span text:style-name="T5">rd</text:span> level CAs are issued in advance and stored on the Signer so access to the Offline Certificates can be reduces to once approx. every 2-3 Years.</text:p>
      <text:p text:style-name="P2"/>
      <text:p text:style-name="P2">All CRLs for 1<text:span text:style-name="T5">st</text:span> and 2<text:span text:style-name="T5">nd</text:span> level CAs are also created in advance (e.g. 24-36 per CA with validity of one month (+ a few days overlapping with the next one)). </text:p>
      <text:p text:style-name="P2"/>
      <text:p text:style-name="P3">CRLs for 3<text:span text:style-name="T5">rd</text:span> level are generated on the Signer System.</text:p>
      <text:p text:style-name="P2"/>
      <text:p text:style-name="P5">Optional:</text:p>
      <text:p text:style-name="P4">To prevent theft of these CRLs and to ensure destruction of these in case they need to be updated, all CRLs that are issued for the future should be encrypted with one key per month (that may be shared between some persons e.g. a “2 out of 3”-sharing). The password for the CRLs does not need to be kept private when they are revealed once a month in order to decrypt the CRL.</text:p>
      <text:p text:style-name="P1"/>
      <text:p text:style-name="P2">Ideas behind this:</text:p>
      <text:list xml:id="list4643424227816552833" text:style-name="L3">
        <text:list-item>
          <text:p text:style-name="P9">Keep the CAs containing the Member Certificates small, so that their CRLs can remain <text:soft-page-break/>small.</text:p>
        </text:list-item>
        <text:list-item>
          <text:p text:style-name="P9">CRLs of 1<text:span text:style-name="T5">st</text:span> and 2<text:span text:style-name="T5">nd</text:span> level CAs remain empty if everything works as planned</text:p>
        </text:list-item>
      </text:list>
      <text:p text:style-name="P2"/>
      <text:p text:style-name="P2"/>
      <text:p text:style-name="P2">All in all, this Structure might result in:</text:p>
      <text:list xml:id="list9049590037257499056" text:style-name="L4">
        <text:list-item>
          <text:p text:style-name="P10">a set of USB sticks containing the Root key (this set will be needed for creating new level 2 Certs, should <text:span text:style-name="T6">regularly </text:span>only be used to issue the Root-CRLs)</text:p>
        </text:list-item>
        <text:list-item>
          <text:p text:style-name="P19">Together with a tool that creates new Level-2-certs, and the encrypted CRLs together with password lists that contain the passwords for the CRLs</text:p>
        </text:list-item>
        <text:list-item>
          <text:p text:style-name="P10">a set of USB sticks containing the 2<text:span text:style-name="T5">nd</text:span> -level certs+keys (this will be used once every 2-3 years to create new level-3-certs <text:span text:style-name="T6">and CRLs</text:span>)</text:p>
        </text:list-item>
        <text:list-item>
          <text:p text:style-name="P20">Together with a tool that creates the level-3-certs, and the encrypted CRLs together with password lists that contain the passwords for the CRLs</text:p>
        </text:list-item>
        <text:list-item>
          <text:p text:style-name="P23">the level 3 certs on a set of USB sticks for backup</text:p>
        </text:list-item>
        <text:list-item>
          <text:p text:style-name="P11">the level 3 certs on the signer</text:p>
        </text:list-item>
        <text:list-item>
          <text:p text:style-name="P12">the encrypted level 1 and 2 CRLs on “crl.cacert.org”</text:p>
        </text:list-item>
        <text:list-item>
          <text:p text:style-name="P12">all level 1-3 certificates on “crt.cacert.org”</text:p>
        </text:list-item>
        <text:list-item>
          <text:p text:style-name="P12">and passwords... for the USB sticks, for the CRLs,....</text:p>
        </text:list-item>
      </text:list>
      <text:p text:style-name="P6"/>
      <text:p text:style-name="P6"/>
      <text:h text:style-name="P27" text:outline-level="3">Certificate Profiles</text:h>
      <text:h text:style-name="Heading_20_3" text:outline-level="3">Level-1 (Root):</text:h>
      <table:table table:name="Tabelle1" table:style-name="Tabelle1">
        <table:table-column table:style-name="Tabelle1.A"/>
        <table:table-column table:style-name="Tabelle1.B"/>
        <table:table-row>
          <table:table-cell table:style-name="Tabelle1.A1" office:value-type="string">
            <text:p text:style-name="P32">Subject Name</text:p>
          </table:table-cell>
          <table:table-cell table:style-name="Tabelle1.B1" office:value-type="string">
            <text:p text:style-name="P31">CN=CAcert Root G2, O=CAcert Inc.</text:p>
          </table:table-cell>
        </table:table-row>
        <table:table-row>
          <table:table-cell table:style-name="Tabelle1.A2" office:value-type="string">
            <text:p text:style-name="P32">Issuer Name</text:p>
          </table:table-cell>
          <table:table-cell table:style-name="Tabelle1.B2" office:value-type="string">
            <text:p text:style-name="P31">CN=CAcert Root G2, O=CAcert Inc.</text:p>
          </table:table-cell>
        </table:table-row>
        <table:table-row>
          <table:table-cell table:style-name="Tabelle1.A2" office:value-type="string">
            <text:p text:style-name="P35">From-To</text:p>
          </table:table-cell>
          <table:table-cell table:style-name="Tabelle1.B2" office:value-type="string">
            <text:p text:style-name="P35">01.01.2015 – 01.01.2035</text:p>
          </table:table-cell>
        </table:table-row>
        <table:table-row>
          <table:table-cell table:style-name="Tabelle1.A2" office:value-type="string">
            <text:p text:style-name="P32">Basic Constraints</text:p>
            <text:p text:style-name="P37"><text:span text:style-name="T8">(</text:span>2.5.29.19<text:span text:style-name="T8">)</text:span></text:p>
          </table:table-cell>
          <table:table-cell table:style-name="Tabelle1.B2" office:value-type="string">
            <text:p text:style-name="P31">CA=true</text:p>
          </table:table-cell>
        </table:table-row>
        <table:table-row>
          <table:table-cell table:style-name="Tabelle1.A2" office:value-type="string">
            <text:p text:style-name="P32">Key Usage</text:p>
            <text:p text:style-name="P37"><text:span text:style-name="T8">(</text:span>2.5.29.15<text:span text:style-name="T8">)</text:span></text:p>
          </table:table-cell>
          <table:table-cell table:style-name="Tabelle1.B2" office:value-type="string">
            <text:p text:style-name="P31">KeyCertSign, cRLSign</text:p>
          </table:table-cell>
        </table:table-row>
        <table:table-row>
          <table:table-cell table:style-name="Tabelle1.A2" office:value-type="string">
            <text:p text:style-name="P32">Subject Key Identifier</text:p>
            <text:p text:style-name="P37"><text:span text:style-name="T8">(</text:span>2.5.29.1<text:span text:style-name="T8">4)</text:span></text:p>
          </table:table-cell>
          <table:table-cell table:style-name="Tabelle1.B2" office:value-type="string">
            <text:p text:style-name="P31">hash given</text:p>
          </table:table-cell>
        </table:table-row>
        <table:table-row>
          <table:table-cell table:style-name="Tabelle1.A2" office:value-type="string">
            <text:p text:style-name="P38">Authority Key Identifier</text:p>
            <text:p text:style-name="P40"><text:span text:style-name="T9">(</text:span>2.5.29.35<text:span text:style-name="T9">)</text:span></text:p>
          </table:table-cell>
          <table:table-cell table:style-name="Tabelle1.B2" office:value-type="string">
            <text:p text:style-name="P38">Hash of Issuer</text:p>
          </table:table-cell>
        </table:table-row>
        <table:table-row>
          <table:table-cell table:style-name="Tabelle1.A2" office:value-type="string">
            <text:p text:style-name="P32">CrlDistributionPoints</text:p>
            <text:p text:style-name="P37"><text:span text:style-name="T8">(</text:span>2.5.29.31<text:span text:style-name="T8">)</text:span></text:p>
          </table:table-cell>
          <table:table-cell table:style-name="Tabelle1.B2" office:value-type="string">
            <text:p text:style-name="P31">URI:http://g2.crl.cacert.org/g2/root.crl</text:p>
          </table:table-cell>
        </table:table-row>
        <table:table-row>
          <table:table-cell table:style-name="Tabelle1.A2" office:value-type="string">
            <text:p text:style-name="P32">AutorityInfoAccess</text:p>
            <text:p text:style-name="P37"><text:span text:style-name="T8">(</text:span>1.3.6.1.5.5.7.1.1<text:span text:style-name="T8">)</text:span></text:p>
          </table:table-cell>
          <table:table-cell table:style-name="Tabelle1.B2" office:value-type="string">
            <text:p text:style-name="P31">OCSP (1.3.6.1.5.5.7.48.1); URI:http://g2.ocsp.cacert.org</text:p>
            <text:p text:style-name="P31">caIssuers (1.3.6.1.5.5.7.48.2); URI:http://g2.crt.cacert.org/root.crt</text:p>
          </table:table-cell>
        </table:table-row>
      </table:table>
      <text:p text:style-name="Text_20_body"/>
      <text:h text:style-name="Heading_20_3" text:outline-level="3">Level-2:</text:h>
      <text:p text:style-name="P28"><text:span text:style-name="T12">subCodename → s</text:span>ubname := </text:p>
      <text:p text:style-name="P29">{<text:span text:style-name="T12">assured → Assured</text:span></text:p>
      <text:p text:style-name="P29"><text:span text:style-name="T12">codesign → Codesigning</text:span></text:p>
      <text:p text:style-name="P29"><text:span text:style-name="T12">env → Environment</text:span></text:p>
      <text:p text:style-name="P29"><text:span text:style-name="T12">orga → Orga</text:span></text:p>
      <text:p text:style-name="P29"><text:span text:style-name="T12">orgaSign → Orga sign</text:span></text:p>
      <text:p text:style-name="P29"><text:span text:style-name="T12">unassured → Unassured</text:span>}</text:p>
      <text:p text:style-name="P30"/>
      <table:table table:name="Tabelle2" table:style-name="Tabelle2">
        <table:table-column table:style-name="Tabelle2.A"/>
        <table:table-column table:style-name="Tabelle2.B"/>
        <table:table-row>
          <table:table-cell table:style-name="Tabelle2.A1" office:value-type="string">
            <text:p text:style-name="P32">Subject Name</text:p>
          </table:table-cell>
          <table:table-cell table:style-name="Tabelle2.B1" office:value-type="string">
            <text:p text:style-name="P32">CN=&lt;subname&gt;, O=CAcert Inc.</text:p>
          </table:table-cell>
        </table:table-row>
        <table:table-row>
          <table:table-cell table:style-name="Tabelle2.A2" office:value-type="string">
            <text:p text:style-name="P32">Issuer Name</text:p>
          </table:table-cell>
          <table:table-cell table:style-name="Tabelle2.B2" office:value-type="string">
            <text:p text:style-name="P32">CN=CAcert Root G2, O=CAcert Inc.</text:p>
          </table:table-cell>
        </table:table-row>
        <table:table-row>
          <table:table-cell table:style-name="Tabelle2.A2" office:value-type="string">
            <text:p text:style-name="P35">From-To</text:p>
          </table:table-cell>
          <table:table-cell table:style-name="Tabelle2.B2" office:value-type="string">
            <text:p text:style-name="P35">01.01.2015 – 01.01.2035</text:p>
          </table:table-cell>
        </table:table-row>
        <table:table-row>
          <table:table-cell table:style-name="Tabelle2.A2" office:value-type="string">
            <text:p text:style-name="P32">Basic Constraints</text:p>
            <text:p text:style-name="P37"><text:span text:style-name="T8">(</text:span>2.5.29.19<text:span text:style-name="T8">)</text:span></text:p>
          </table:table-cell>
          <table:table-cell table:style-name="Tabelle2.B2" office:value-type="string">
            <text:p text:style-name="P32">CA=true</text:p>
          </table:table-cell>
        </table:table-row>
        <table:table-row>
          <table:table-cell table:style-name="Tabelle2.A2" office:value-type="string">
            <text:p text:style-name="P32">Key Usage</text:p>
            <text:p text:style-name="P37"><text:span text:style-name="T8">(</text:span>2.5.29.15<text:span text:style-name="T8">)</text:span></text:p>
          </table:table-cell>
          <table:table-cell table:style-name="Tabelle2.B2" office:value-type="string">
            <text:p text:style-name="P32">KeyCertSign, cRLSign</text:p>
          </table:table-cell>
        </table:table-row>
        <table:table-row>
          <table:table-cell table:style-name="Tabelle2.A2" office:value-type="string">
            <text:p text:style-name="P32">Subject Key Identifier</text:p>
            <text:p text:style-name="P37"><text:span text:style-name="T8">(</text:span>2.5.29.1<text:span text:style-name="T8">4)</text:span></text:p>
          </table:table-cell>
          <table:table-cell table:style-name="Tabelle2.B2" office:value-type="string">
            <text:p text:style-name="P32">hash given</text:p>
          </table:table-cell>
        </table:table-row>
        <table:table-row>
          <table:table-cell table:style-name="Tabelle2.A2" office:value-type="string">
            <text:p text:style-name="P38">Authority Key Identifier</text:p>
            <text:p text:style-name="P40"><text:span text:style-name="T9">(</text:span>2.5.29.35<text:span text:style-name="T9">)</text:span></text:p>
          </table:table-cell>
          <table:table-cell table:style-name="Tabelle2.B2" office:value-type="string">
            <text:p text:style-name="P38">Hash of Issuer</text:p>
          </table:table-cell>
        </table:table-row>
        <table:table-row>
          <table:table-cell table:style-name="Tabelle2.A2" office:value-type="string">
            <text:p text:style-name="P32">CrlDistributionPoints</text:p>
            <text:p text:style-name="P37"><text:span text:style-name="T8">(</text:span>2.5.29.31<text:span text:style-name="T8">)</text:span></text:p>
          </table:table-cell>
          <table:table-cell table:style-name="Tabelle2.B2" office:value-type="string">
            <text:p text:style-name="P32">URI:http://g2.crl.cacert.org/g2/<text:span text:style-name="T12">&lt;subCodename&gt;</text:span>.crl</text:p>
          </table:table-cell>
        </table:table-row>
        <text:soft-page-break/>
        <table:table-row>
          <table:table-cell table:style-name="Tabelle2.A2" office:value-type="string">
            <text:p text:style-name="P32">AutorityInfoAccess</text:p>
            <text:p text:style-name="P37"><text:span text:style-name="T8">(</text:span>1.3.6.1.5.5.7.1.1<text:span text:style-name="T8">)</text:span></text:p>
          </table:table-cell>
          <table:table-cell table:style-name="Tabelle2.B2" office:value-type="string">
            <text:p text:style-name="P32">OCSP (1.3.6.1.5.5.7.48.1); URI:http://g2.ocsp.cacert.org</text:p>
            <text:p text:style-name="P32">caIssuers (1.3.6.1.5.5.7.48.2); URI:http://g2.crt.cacert.org/<text:span text:style-name="T12">&lt;subCodename&gt;</text:span>.crt</text:p>
          </table:table-cell>
        </table:table-row>
      </table:table>
      <text:p text:style-name="P15"/>
      <text:h text:style-name="Heading_20_3" text:outline-level="3">Level-<text:span text:style-name="T7">3</text:span>:</text:h>
      <table:table table:name="Tabelle3" table:style-name="Tabelle3">
        <table:table-column table:style-name="Tabelle3.A"/>
        <table:table-column table:style-name="Tabelle3.B"/>
        <table:table-row>
          <table:table-cell table:style-name="Tabelle3.A1" office:value-type="string">
            <text:p text:style-name="P34">Subject Name</text:p>
          </table:table-cell>
          <table:table-cell table:style-name="Tabelle3.B1" office:value-type="string">
            <text:p text:style-name="P34">CN=&lt;subname&gt; <text:span text:style-name="T7">&lt;year&gt;-&lt;ctr&gt;</text:span>, O=CAcert Inc.</text:p>
          </table:table-cell>
        </table:table-row>
        <table:table-row>
          <table:table-cell table:style-name="Tabelle3.A2" office:value-type="string">
            <text:p text:style-name="P34">Issuer Name</text:p>
          </table:table-cell>
          <table:table-cell table:style-name="Tabelle3.B2" office:value-type="string">
            <text:p text:style-name="P34">CN=&lt;subname&gt;, O=CAcert Inc.</text:p>
          </table:table-cell>
        </table:table-row>
        <table:table-row>
          <table:table-cell table:style-name="Tabelle3.A2" office:value-type="string">
            <text:p text:style-name="P36">From-To</text:p>
          </table:table-cell>
          <table:table-cell table:style-name="Tabelle3.B2" office:value-type="string">
            <text:p text:style-name="P36">01.01.&lt;year&gt; – 01.01.&lt;year<text:span text:style-name="T10">+3</text:span>&gt; // TODO change month</text:p>
          </table:table-cell>
        </table:table-row>
        <table:table-row>
          <table:table-cell table:style-name="Tabelle3.A2" office:value-type="string">
            <text:p text:style-name="P34">Basic Constraints</text:p>
            <text:p text:style-name="P41"><text:span text:style-name="T8">(</text:span>2.5.29.19<text:span text:style-name="T8">)</text:span></text:p>
          </table:table-cell>
          <table:table-cell table:style-name="Tabelle3.B2" office:value-type="string">
            <text:p text:style-name="P34">CA=true</text:p>
          </table:table-cell>
        </table:table-row>
        <table:table-row>
          <table:table-cell table:style-name="Tabelle3.A2" office:value-type="string">
            <text:p text:style-name="P34">Key Usage</text:p>
            <text:p text:style-name="P41"><text:span text:style-name="T8">(</text:span>2.5.29.15<text:span text:style-name="T8">)</text:span></text:p>
          </table:table-cell>
          <table:table-cell table:style-name="Tabelle3.B2" office:value-type="string">
            <text:p text:style-name="P34">KeyCertSign, cRLSign</text:p>
          </table:table-cell>
        </table:table-row>
        <table:table-row>
          <table:table-cell table:style-name="Tabelle3.A2" office:value-type="string">
            <text:p text:style-name="P34">Subject Key Identifier</text:p>
            <text:p text:style-name="P41"><text:span text:style-name="T8">(</text:span>2.5.29.1<text:span text:style-name="T8">4)</text:span></text:p>
          </table:table-cell>
          <table:table-cell table:style-name="Tabelle3.B2" office:value-type="string">
            <text:p text:style-name="P34">hash given</text:p>
          </table:table-cell>
        </table:table-row>
        <table:table-row>
          <table:table-cell table:style-name="Tabelle3.A2" office:value-type="string">
            <text:p text:style-name="P39">Authority Key Identifier</text:p>
            <text:p text:style-name="P41"><text:span text:style-name="T9">(</text:span>2.5.29.35<text:span text:style-name="T9">)</text:span></text:p>
          </table:table-cell>
          <table:table-cell table:style-name="Tabelle3.B2" office:value-type="string">
            <text:p text:style-name="P39">Hash of Issuer</text:p>
          </table:table-cell>
        </table:table-row>
        <table:table-row>
          <table:table-cell table:style-name="Tabelle3.A2" office:value-type="string">
            <text:p text:style-name="P34">CrlDistributionPoints</text:p>
            <text:p text:style-name="P41"><text:span text:style-name="T8">(</text:span>2.5.29.31<text:span text:style-name="T8">)</text:span></text:p>
          </table:table-cell>
          <table:table-cell table:style-name="Tabelle3.B2" office:value-type="string">
            <text:p text:style-name="P34">URI:http://g2.crl.cacert.org/g2/<text:span text:style-name="T7">&lt;subname&gt;</text:span>.crl</text:p>
          </table:table-cell>
        </table:table-row>
        <table:table-row>
          <table:table-cell table:style-name="Tabelle3.A2" office:value-type="string">
            <text:p text:style-name="P34">AutorityInfoAccess</text:p>
            <text:p text:style-name="P41"><text:span text:style-name="T8">(</text:span>1.3.6.1.5.5.7.1.1<text:span text:style-name="T8">)</text:span></text:p>
          </table:table-cell>
          <table:table-cell table:style-name="Tabelle3.B2" office:value-type="string">
            <text:p text:style-name="P34">OCSP (1.3.6.1.5.5.7.48.1); URI:http://g2.ocsp.cacert.org</text:p>
            <text:p text:style-name="P34">caIssuers (1.3.6.1.5.5.7.48.2); URI:http://g2.crt.cacert.org/<text:span text:style-name="T7">&lt;subname&gt;</text:span>.crt</text:p>
          </table:table-cell>
        </table:table-row>
      </table:table>
      <text:p text:style-name="P16"/>
      <text:h text:style-name="Heading_20_3" text:outline-level="3">Level-<text:span text:style-name="T10">4 <text:s/>Environment</text:span>:</text:h>
      <table:table table:name="Tabelle5" table:style-name="Tabelle5">
        <table:table-column table:style-name="Tabelle5.A"/>
        <table:table-column table:style-name="Tabelle5.B"/>
        <table:table-row>
          <table:table-cell table:style-name="Tabelle5.A1" office:value-type="string">
            <text:p text:style-name="P42">Subject Name</text:p>
          </table:table-cell>
          <table:table-cell table:style-name="Tabelle5.B1" office:value-type="string">
            <text:p text:style-name="P42">Extended Key Usage</text:p>
          </table:table-cell>
        </table:table-row>
        <table:table-row>
          <table:table-cell table:style-name="Tabelle5.A2" office:value-type="string">
            <text:p text:style-name="P43">CN=api.cacert.org</text:p>
          </table:table-cell>
          <table:table-cell table:style-name="Tabelle5.B2" office:value-type="string">
            <text:p text:style-name="P43">sslServer (1.3.6.1.5.5.7.3.1)</text:p>
          </table:table-cell>
        </table:table-row>
        <table:table-row>
          <table:table-cell table:style-name="Tabelle5.A2" office:value-type="string">
            <text:p text:style-name="P43">CN=secure.cacert.org</text:p>
          </table:table-cell>
          <table:table-cell table:style-name="Tabelle5.B2" office:value-type="string">
            <text:p text:style-name="P43">sslServer (1.3.6.1.5.5.7.3.1)</text:p>
          </table:table-cell>
        </table:table-row>
        <table:table-row>
          <table:table-cell table:style-name="Tabelle5.A2" office:value-type="string">
            <text:p text:style-name="P43">CN=www.cacert.org</text:p>
          </table:table-cell>
          <table:table-cell table:style-name="Tabelle5.B2" office:value-type="string">
            <text:p text:style-name="P43">sslServer (1.3.6.1.5.5.7.3.1)</text:p>
          </table:table-cell>
        </table:table-row>
        <table:table-row>
          <table:table-cell table:style-name="Tabelle5.A2" office:value-type="string">
            <text:p text:style-name="P43">CN=static.cacert.org</text:p>
          </table:table-cell>
          <table:table-cell table:style-name="Tabelle5.B2" office:value-type="string">
            <text:p text:style-name="P43">sslServer (1.3.6.1.5.5.7.3.1)</text:p>
          </table:table-cell>
        </table:table-row>
        <table:table-row>
          <table:table-cell table:style-name="Tabelle5.A2" office:value-type="string">
            <text:p text:style-name="P43">CN=CAcert signer 1</text:p>
          </table:table-cell>
          <table:table-cell table:style-name="Tabelle5.B2" office:value-type="string">
            <text:p text:style-name="P44"><text:span text:style-name="T11">sslServer (</text:span>1.3.6.1.5.5.7.3.1<text:span text:style-name="T11">)</text:span></text:p>
          </table:table-cell>
        </table:table-row>
        <table:table-row>
          <table:table-cell table:style-name="Tabelle5.A2" office:value-type="string">
            <text:p text:style-name="P43">CN=CAcert signer handler 1</text:p>
          </table:table-cell>
          <table:table-cell table:style-name="Tabelle5.B2" office:value-type="string">
            <text:p text:style-name="P44"><text:span text:style-name="T11">sslClient (</text:span>1.3.6.1.5.5.7.3.<text:span text:style-name="T11">2)</text:span></text:p>
          </table:table-cell>
        </table:table-row>
        <table:table-row>
          <table:table-cell table:style-name="Tabelle5.A2" office:value-type="string">
            <text:p text:style-name="P45">E=support@cacert.org</text:p>
          </table:table-cell>
          <table:table-cell table:style-name="Tabelle5.B2" office:value-type="string">
            <text:p text:style-name="P46"><text:span text:style-name="T13">emailProtection (</text:span>1.3.6.1.5.5.7.3.4<text:span text:style-name="T13">)</text:span></text:p>
          </table:table-cell>
        </table:table-row>
      </table:table>
      <text:p text:style-name="Text_20_body"/>
      <table:table table:name="Tabelle4" table:style-name="Tabelle4">
        <table:table-column table:style-name="Tabelle4.A"/>
        <table:table-column table:style-name="Tabelle4.B"/>
        <table:table-row>
          <table:table-cell table:style-name="Tabelle4.A1" office:value-type="string">
            <text:p text:style-name="P34">Subject Name</text:p>
          </table:table-cell>
          <table:table-cell table:style-name="Tabelle4.B1" office:value-type="string">
            <text:p text:style-name="P42">&lt;subject name&gt;</text:p>
          </table:table-cell>
        </table:table-row>
        <table:table-row>
          <table:table-cell table:style-name="Tabelle4.A2" office:value-type="string">
            <text:p text:style-name="P34">Issuer Name</text:p>
          </table:table-cell>
          <table:table-cell table:style-name="Tabelle4.B2" office:value-type="string">
            <text:p text:style-name="P34">CN=<text:span text:style-name="T10">Environment &lt;year&gt;-1</text:span>, O=CAcert Inc.</text:p>
          </table:table-cell>
        </table:table-row>
        <table:table-row>
          <table:table-cell table:style-name="Tabelle4.A2" office:value-type="string">
            <text:p text:style-name="P36">From-To</text:p>
          </table:table-cell>
          <table:table-cell table:style-name="Tabelle4.B2" office:value-type="string">
            <text:p text:style-name="P36">01.01.&lt;year&gt; – 01.01.&lt;year<text:span text:style-name="T10">+2</text:span>&gt;</text:p>
          </table:table-cell>
        </table:table-row>
        <table:table-row>
          <table:table-cell table:style-name="Tabelle4.A2" office:value-type="string">
            <text:p text:style-name="P34">Basic Constraints</text:p>
            <text:p text:style-name="P41"><text:span text:style-name="T8">(</text:span>2.5.29.19<text:span text:style-name="T8">)</text:span></text:p>
          </table:table-cell>
          <table:table-cell table:style-name="Tabelle4.B2" office:value-type="string">
            <text:p text:style-name="P34"><text:span text:style-name="T10">Critical, </text:span>CA=<text:span text:style-name="T10">false</text:span></text:p>
          </table:table-cell>
        </table:table-row>
        <table:table-row>
          <table:table-cell table:style-name="Tabelle4.A2" office:value-type="string">
            <text:p text:style-name="P34">Key Usage</text:p>
            <text:p text:style-name="P41"><text:span text:style-name="T8">(</text:span>2.5.29.15<text:span text:style-name="T8">)</text:span></text:p>
          </table:table-cell>
          <table:table-cell table:style-name="Tabelle4.B2" office:value-type="string">
            <text:p text:style-name="P42">KeyEncipherment, digitalSignature</text:p>
          </table:table-cell>
        </table:table-row>
        <text:soft-page-break/>
        <table:table-row>
          <table:table-cell table:style-name="Tabelle4.A2" office:value-type="string">
            <text:p text:style-name="P42">Extendend Key Usage</text:p>
            <text:p text:style-name="P41"><text:span text:style-name="T10">(</text:span>2.5.29.37<text:span text:style-name="T10">)</text:span></text:p>
          </table:table-cell>
          <table:table-cell table:style-name="Tabelle4.B2" office:value-type="string">
            <text:p text:style-name="P42">&lt;key usage&gt;</text:p>
          </table:table-cell>
        </table:table-row>
        <table:table-row>
          <table:table-cell table:style-name="Tabelle4.A2" office:value-type="string">
            <text:p text:style-name="P34">Subject Key Identifier</text:p>
            <text:p text:style-name="P41"><text:span text:style-name="T8">(</text:span>2.5.29.1<text:span text:style-name="T8">4)</text:span></text:p>
          </table:table-cell>
          <table:table-cell table:style-name="Tabelle4.B2" office:value-type="string">
            <text:p text:style-name="P34">hash given</text:p>
          </table:table-cell>
        </table:table-row>
        <table:table-row>
          <table:table-cell table:style-name="Tabelle4.A2" office:value-type="string">
            <text:p text:style-name="P39">Authority Key Identifier</text:p>
            <text:p text:style-name="P41"><text:span text:style-name="T9">(</text:span>2.5.29.35<text:span text:style-name="T9">)</text:span></text:p>
          </table:table-cell>
          <table:table-cell table:style-name="Tabelle4.B2" office:value-type="string">
            <text:p text:style-name="P39">Hash of Issuer</text:p>
          </table:table-cell>
        </table:table-row>
        <table:table-row>
          <table:table-cell table:style-name="Tabelle4.A2" office:value-type="string">
            <text:p text:style-name="P34">CrlDistributionPoints</text:p>
            <text:p text:style-name="P41"><text:span text:style-name="T8">(</text:span>2.5.29.31<text:span text:style-name="T8">)</text:span></text:p>
          </table:table-cell>
          <table:table-cell table:style-name="Tabelle4.B2" office:value-type="string">
            <text:p text:style-name="P34">URI:http://g2.crl.cacert.org/g2/<text:span text:style-name="T10">&lt;year&gt;/env-&lt;year&gt;-1</text:span>.crl</text:p>
          </table:table-cell>
        </table:table-row>
        <table:table-row>
          <table:table-cell table:style-name="Tabelle4.A2" office:value-type="string">
            <text:p text:style-name="P34">AutorityInfoAccess</text:p>
            <text:p text:style-name="P41"><text:span text:style-name="T8">(</text:span>1.3.6.1.5.5.7.1.1<text:span text:style-name="T8">)</text:span></text:p>
          </table:table-cell>
          <table:table-cell table:style-name="Tabelle4.B2" office:value-type="string">
            <text:p text:style-name="P34">OCSP (1.3.6.1.5.5.7.48.1); URI:http://g2.ocsp.cacert.org</text:p>
            <text:p text:style-name="P34">caIssuers (1.3.6.1.5.5.7.48.2); URI:http://g2.crt.cacert.org/<text:span text:style-name="T10">&lt;year&gt;/env-&lt;year&gt;-1</text:span>.crt</text:p>
          </table:table-cell>
        </table:table-row>
      </table:table>
      <text:p text:style-name="P16"/>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1:02:31.042000000</meta:creation-date>
    <dc:date>2015-04-07T10:08:44.797000000</dc:date>
    <meta:editing-duration>PT9H6M9S</meta:editing-duration>
    <meta:editing-cycles>19</meta:editing-cycles>
    <meta:generator>LibreOffice/4.1.5.3$Windows_x86 LibreOffice_project/1c1366bba2ba2b554cd2ca4d87c06da81c05d24</meta:generator>
    <meta:document-statistic meta:table-count="5" meta:image-count="0" meta:object-count="0" meta:page-count="5" meta:paragraph-count="178" meta:word-count="740" meta:character-count="5701" meta:non-whitespace-character-count="5159"/>
  </office:meta>
</office:document-meta>
</file>